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D000000324CA45CB640A00FDE0.png" manifest:media-type="image/png"/>
  <manifest:file-entry manifest:full-path="Pictures/10000001000003CF0000030CA93E8C6800E9F26C.png" manifest:media-type="image/png"/>
  <manifest:file-entry manifest:full-path="Pictures/10000001000003CF000001E668C64DB120BD9FDF.png" manifest:media-type="image/png"/>
  <manifest:file-entry manifest:full-path="Pictures/10000001000003CF0000029E8DBCDC0D1DDCADDA.png" manifest:media-type="image/png"/>
  <manifest:file-entry manifest:full-path="Pictures/10000001000003CF0000029B127BFDF4320F63C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135cm" svg:height="8.302cm" svg:x="0.578cm" svg:y="1.3cm">
          <draw:image xlink:href="Pictures/10000001000003CF0000029B127BFDF4320F63C9.png" xlink:type="simple" xlink:show="embed" xlink:actuate="onLoad" draw:mime-type="image/png">
            <text:p/>
          </draw:image>
        </draw:frame>
        <draw:frame draw:style-name="gr1" draw:text-style-name="P1" draw:layer="layout" svg:width="12.065cm" svg:height="8.291cm" svg:x="9.232cm" svg:y="1.465cm">
          <draw:image xlink:href="Pictures/10000001000003CF0000029E8DBCDC0D1DDCADDA.png" xlink:type="simple" xlink:show="embed" xlink:actuate="onLoad" draw:mime-type="image/png">
            <text:p/>
          </draw:image>
        </draw:frame>
        <draw:frame draw:style-name="gr1" draw:text-style-name="P1" draw:layer="layout" svg:width="14.048cm" svg:height="7.002cm" svg:x="15.322cm" svg:y="1.965cm">
          <draw:image xlink:href="Pictures/10000001000003CF000001E668C64DB120BD9FDF.png" xlink:type="simple" xlink:show="embed" xlink:actuate="onLoad" draw:mime-type="image/png">
            <text:p/>
          </draw:image>
        </draw:frame>
        <draw:frame draw:style-name="gr1" draw:text-style-name="P1" draw:layer="layout" svg:width="10.919cm" svg:height="8.735cm" svg:x="2.676cm" svg:y="8.215cm">
          <draw:image xlink:href="Pictures/10000001000003CF0000030CA93E8C6800E9F26C.png" xlink:type="simple" xlink:show="embed" xlink:actuate="onLoad" draw:mime-type="image/png">
            <text:p/>
          </draw:image>
        </draw:frame>
        <draw:frame draw:style-name="gr1" draw:text-style-name="P1" draw:layer="layout" svg:width="11.008cm" svg:height="9.068cm" svg:x="12.675cm" svg:y="8.954cm">
          <draw:image xlink:href="Pictures/10000001000003D000000324CA45CB640A00FDE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ira Mono for Powerline" svg:font-family="'Fira Mono for Powerline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Cantarell" style:font-size-asian="24pt" style:language-asian="zh" style:country-asian="CN" style:font-name-complex="Fira Mono for Powerl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ira Mono for Powerline" style:font-family-asian="'Fira Mono for Powerline'" style:font-family-generic-asian="system" style:font-pitch-asian="variable" style:font-size-asian="18pt" style:font-style-asian="normal" style:font-weight-asian="normal" style:font-name-complex="Fira Mono for Powerline" style:font-family-complex="'Fira Mono for Powerline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1:32:01.412574830</meta:creation-date>
    <dc:date>2023-05-03T11:37:35.561796619</dc:date>
    <meta:editing-duration>PT12S</meta:editing-duration>
    <meta:editing-cycles>1</meta:editing-cycles>
    <meta:document-statistic meta:object-count="5"/>
    <meta:generator>LibreOffice/7.5.3.2$Linux_X86_64 LibreOffice_project/50$Build-2</meta:generator>
  </office:meta>
</office:document-meta>
</file>